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text-properties fo:language="en" fo:country="US" fo:font-weight="bold" style:font-weight-asian="bold"/>
    </style:style>
    <style:style style:name="P6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paragraph-properties fo:margin-top="0in" fo:margin-bottom="0in" style:contextual-spacing="false" fo:line-height="100%"/>
      <style:text-properties fo:language="en" fo:country="US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2351cb"/>
    </style:style>
    <style:style style:name="T4" style:family="text">
      <style:text-properties officeooo:rsid="0024f991"/>
    </style:style>
    <style:style style:name="T5" style:family="text">
      <style:text-properties officeooo:rsid="0025c188"/>
    </style:style>
    <style:style style:name="T6" style:family="text">
      <style:text-properties fo:language="en" fo:country="US"/>
    </style:style>
    <style:style style:name="T7" style:family="text">
      <style:text-properties fo:color="#3d85c6" loext:opacity="100%" style:font-name="Goudy" fo:font-size="12pt" fo:language="en" fo:country="US" officeooo:rsid="0027bcbf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US" officeooo:rsid="0027bcb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officeooo:rsid="00286028"/>
    </style:style>
    <style:style style:name="T10" style:family="text">
      <style:text-properties officeooo:rsid="00299c46"/>
    </style:style>
    <style:style style:name="T11" style:family="text">
      <style:text-properties officeooo:rsid="002b0fcf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ttributes</text:h>
      <text:p text:style-name="P3"/>
      <text:section text:style-name="Sect1" text:name="TextSection">
        <text:p text:style-name="P4">Attributes are a character’s raw, innate skills. They represent the capacity and limitations of the body, mind, and soul. Attributes may be trained and expanded on, but often take quite a bit of time and effort to do so.</text:p>
        <text:p text:style-name="P4">Each Attribute is categorized as either <text:span text:style-name="T1">Force, Finesse</text:span>, or <text:span text:style-name="T1">Resilience. </text:span>These characterizations represent how the Attribute is typically used in the style of play.</text:p>
        <text:p text:style-name="P4">All Attributes start at Rating One, and may reach up to Rating Five. There is nothing, save death, that can decrease a character’s Attribute below One.</text:p>
        <text:h text:style-name="P7" text:outline-level="2">Physical</text:h>
        <text:h text:style-name="P8" text:outline-level="3">Strength <text:span text:style-name="T3">(Str)</text:span></text:h>
        <text:p text:style-name="P5">Force</text:p>
        <text:p text:style-name="P4">Strength represents both the raw muscular strength a character contains, as well as the intuition and practice to use it effectively. It is used to calculate <text:span text:style-name="T1">Base Damage, </text:span>the <text:span text:style-name="T1">Attack Roll</text:span> of Heavy Weapons, as well as feats of strength such as lifting, breaking, and climbing.</text:p>
        <text:h text:style-name="P8" text:outline-level="3">Dexterity <text:span text:style-name="T3">(Dex)</text:span></text:h>
        <text:p text:style-name="P5">Finesse</text:p>
        <text:p text:style-name="P4">Dexterity is the fine control, reflexes, and agility a character has over their own body. It is used to calculate the <text:span text:style-name="T1">Attack Roll </text:span>of Light Weapons, as well as <text:span text:style-name="T1">Evasion</text:span>, and can help with various tasks such as balance, dancing, and lock-picking.</text:p>
        <text:h text:style-name="P8" text:outline-level="3">Stamina <text:span text:style-name="T3">(Sta)</text:span></text:h>
        <text:p text:style-name="P5">Resilience</text:p>
        <text:p text:style-name="P4">Stamina is how characters sustain physical activity over a period of time. Everything from running a marathon to holding still against forces. It is used to calculate <text:span text:style-name="T1">Endurance </text:span>value.</text:p>
        <text:h text:style-name="P7" text:outline-level="2">Social</text:h>
        <text:h text:style-name="P9" text:outline-level="3">Charisma <text:span text:style-name="T4">(Cha)</text:span></text:h>
        <text:p text:style-name="P5">Force</text:p>
        <text:p text:style-name="P4">Charisma is a measure of how a character can outwardly express themselves to others through <text:span text:style-name="T2">active </text:span>communication. It is used for actions such as <text:span text:style-name="T1">Influence Intimacy</text:span> and <text:span text:style-name="T1">Perform Task</text:span>.</text:p>
        <text:h text:style-name="P8" text:outline-level="3">Insight <text:span text:style-name="T5">(Ins)</text:span></text:h>
        <text:p text:style-name="P5">Finesse</text:p>
        <text:p text:style-name="P4">Insight is a measure of how a character can understand others by observing their actions, words, and expressions. A character with high Insight would be able to correctly guess and understand an other’s motivation to predict their next actions. It is used for actions such as <text:span text:style-name="T1">Read Intentions</text:span> and <text:span text:style-name="T1">Discover Intimacy.</text:span></text:p>
        <text:h text:style-name="P8" text:outline-level="3">Composure <text:span text:style-name="T5">(C</text:span><text:span text:style-name="T9">mp</text:span><text:span text:style-name="T5">)</text:span></text:h>
        <text:p text:style-name="P5">Resilience</text:p>
        <text:p text:style-name="P4">Composure is a measure of how a character communicates through <text:span text:style-name="T2">passive </text:span>communication. This controls how a person uses their body language, and how they can hide their true intentions through masks of reaction or non-reaction. It is used to calculate <text:span text:style-name="T1">Guile.</text:span></text:p>
        <text:h text:style-name="P7" text:outline-level="2">Mental</text:h>
        <text:h text:style-name="P8" text:outline-level="3">Intelligence <text:span text:style-name="T5">(Int)</text:span></text:h>
        <text:p text:style-name="P5">Force</text:p>
        <text:p text:style-name="P4">Intelligence is a measure of how a character can think logically, organize thoughts, absorb information, and connect together disparate pieces of information.</text:p>
        <text:h text:style-name="Heading_20_3" text:outline-level="3"><text:span text:style-name="T7">Wits</text:span><text:span text:style-name="T6"> </text:span></text:h>
        <text:p text:style-name="P5">Finesse</text:p>
        <text:p text:style-name="Exalted"><text:span text:style-name="T8">Wits</text:span><text:span text:style-name="T6"> is a measure of intuition, common sense, and fast-thinking. </text:span></text:p>
        <text:h text:style-name="P8" text:outline-level="3">Will<text:span text:style-name="T10">power (Will)</text:span></text:h>
        <text:p text:style-name="P5">Resilience</text:p>
        <text:p text:style-name="P6">Will<text:span text:style-name="T11">power</text:span> is the mental fortitude of a character, their ability to endure hard times, and power through and complete their own ideas and thoughts. It is used to calculate <text:span text:style-name="T1">Resolve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13T13:39:33.476000000</dc:date>
    <meta:editing-cycles>15</meta:editing-cycles>
    <dc:title>Attributes</dc:title>
    <meta:editing-duration>PT2M26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8" meta:word-count="423" meta:character-count="2609" meta:non-whitespace-character-count="2222"/>
  </office:meta>
</office:document-meta>
</file>